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><draw:frame draw:style-name="a0" draw:name="Picture 1" text:anchor-type="as-char" svg:x="0in" svg:y="0in" svg:width="6.26806in" svg:height="3.32986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1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1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Picture 1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  <text:p text:style-name="Normal"/>
      <text:soft-page-break/>
      <text:p text:style-name="Normal"><draw:frame draw:style-name="a4" draw:name="Picture 1" text:anchor-type="as-char" svg:x="0in" svg:y="0in" svg:width="6.26806in" svg:height="3.32986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rugappan Krishnamurthy</meta:initial-creator>
    <dc:creator>Murugappan Krishnamurthy</dc:creator>
    <meta:creation-date>2023-05-31T16:24:00Z</meta:creation-date>
    <dc:date>2023-05-31T16:29:00Z</dc:date>
    <meta:template xlink:href="Normal" xlink:type="simple"/>
    <meta:editing-cycles>1</meta:editing-cycles>
    <meta:editing-duration>PT240S</meta:editing-duration>
    <meta:document-statistic meta:page-count="3" meta:paragraph-count="1" meta:word-count="2" meta:character-count="14" meta:row-count="1" meta:non-whitespace-character-count="13"/>
  </office:meta>
</office:document-meta>
</file>